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" svg:font-family="Times" style:font-family-generic="roman" style:font-pitch="variable"/>
    <style:font-face style:name="Helvetica" svg:font-family="Helvetica" style:font-family-generic="swiss" style:font-pitch="variable"/>
    <style:font-face style:name="Helvetica1" svg:font-family="Helvetic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ingye Liu</text:p>
      <text:p text:style-name="Standard">Section: 003</text:p>
      <text:p text:style-name="Standard"/>
      <text:p text:style-name="Standard">Q1</text:p>
      <text:p text:style-name="Standard">import javax.swing.*;</text:p>
      <text:p text:style-name="Standard">import java.awt.*;</text:p>
      <text:p text:style-name="Standard">import javax.swing.ImageIcon;</text:p>
      <text:p text:style-name="Standard">import java.awt.event.*;</text:p>
      <text:p text:style-name="Standard">import java.applet.*;</text:p>
      <text:p text:style-name="Standard">import java.net.URL;</text:p>
      <text:p text:style-name="Standard"/>
      <text:p text:style-name="Standard">public class IconIllustrator implements MouseListener {</text:p>
      <text:p text:style-name="Standard"><text:s text:c="2"/>JFrame iconFrame = new JFrame("Icon Illustrator");</text:p>
      <text:p text:style-name="Standard"><text:s text:c="2"/>JButton sableCollie;</text:p>
      <text:p text:style-name="Standard"><text:s text:c="2"/>URL sableCollieURL = new URL("file:bark.au");</text:p>
      <text:p text:style-name="Standard"><text:s text:c="2"/>AudioClip barkClip = Applet.newAudioClip(sableCollieURL);</text:p>
      <text:p text:style-name="Standard"/>
      <text:p text:style-name="Standard"><text:s text:c="2"/>public IconIllustrator() throws Exception{</text:p>
      <text:p text:style-name="Standard"><text:s text:c="4"/>ImageIcon sableCollieIcon = new ImageIcon("sableCollie.jpg");</text:p>
      <text:p text:style-name="Standard"><text:s text:c="4"/>sableCollie = new JButton(sableCollieIcon);</text:p>
      <text:p text:style-name="Standard"><text:s text:c="4"/>iconFrame.add(sableCollie);</text:p>
      <text:p text:style-name="Standard"><text:s text:c="4"/>iconFrame.setSize(175, 150);</text:p>
      <text:p text:style-name="Standard"><text:s text:c="4"/>iconFrame.setDefaultCloseOperation(JFrame.DISPOSE_ON_CLOSE);</text:p>
      <text:p text:style-name="Standard"><text:s text:c="4"/>iconFrame.setVisible(true);</text:p>
      <text:p text:style-name="Standard"><text:s text:c="4"/></text:p>
      <text:p text:style-name="Standard"><text:s text:c="4"/>sableCollie.addActionListener(new ActionListener() {</text:p>
      <text:p text:style-name="Standard"><text:s text:c="6"/>public void actionPerformed(ActionEvent e) {</text:p>
      <text:p text:style-name="Standard"><text:s text:c="8"/>barkClip.play();</text:p>
      <text:p text:style-name="Standard"><text:s text:c="6"/>}</text:p>
      <text:p text:style-name="Standard"><text:s text:c="4"/>});</text:p>
      <text:p text:style-name="Standard"><text:s text:c="4"/></text:p>
      <text:p text:style-name="Standard"><text:s text:c="4"/>sableCollie.addMouseListener(this); <text:s text:c="31"/></text:p>
      <text:p text:style-name="Standard"><text:s text:c="2"/>}</text:p>
      <text:p text:style-name="Standard"/>
      <text:p text:style-name="Standard"><text:s text:c="2"/>public void mouseEntered(MouseEvent e) {</text:p>
      <text:p text:style-name="Standard"><text:s text:c="2"/>}</text:p>
      <text:p text:style-name="Standard"><text:s text:c="2"/></text:p>
      <text:p text:style-name="Standard"><text:s text:c="2"/>public void mouseClicked(MouseEvent e) {}</text:p>
      <text:p text:style-name="Standard"><text:s text:c="2"/>public void mouseExited(MouseEvent e) {}</text:p>
      <text:p text:style-name="Standard"><text:s text:c="2"/>public void mousePressed(MouseEvent e) {}</text:p>
      <text:p text:style-name="Standard"><text:s text:c="2"/>public void mouseReleased(MouseEvent e) {} </text:p>
      <text:p text:style-name="Standard"><text:s text:c="2"/></text:p>
      <text:p text:style-name="Standard"><text:s text:c="2"/>public static void main(String[] args) throws Exception{</text:p>
      <text:p text:style-name="Standard"><text:s text:c="4"/>new IconIllustrator();</text:p>
      <text:p text:style-name="Standard"><text:s text:c="2"/>}</text:p>
      <text:p text:style-name="Standard">}</text:p>
      <text:p text:style-name="Standard"/>
      <text:p text:style-name="Standard"/>
      <text:p text:style-name="Standard"/>
      <text:p text:style-name="Standard"/>
      <text:p text:style-name="Standard"><text:soft-page-break/>Q2</text:p>
      <text:p text:style-name="Standard">import javax.swing.*;</text:p>
      <text:p text:style-name="Standard">import java.awt.*;</text:p>
      <text:p text:style-name="Standard">import javax.swing.ImageIcon;</text:p>
      <text:p text:style-name="Standard">import java.awt.event.*;</text:p>
      <text:p text:style-name="Standard">import java.applet.*;</text:p>
      <text:p text:style-name="Standard">import java.net.URL;</text:p>
      <text:p text:style-name="Standard"/>
      <text:p text:style-name="Standard">public class IconIllustrator implements MouseListener {</text:p>
      <text:p text:style-name="Standard"><text:s text:c="2"/>JFrame iconFrame = new JFrame("Icon Illustrator");</text:p>
      <text:p text:style-name="Standard"><text:s text:c="2"/>JButton sableCollie;</text:p>
      <text:p text:style-name="Standard"><text:s text:c="2"/>URL sableCollieURL = new URL("file:bark.au");</text:p>
      <text:p text:style-name="Standard"><text:s text:c="2"/>AudioClip barkClip = Applet.newAudioClip(sableCollieURL);</text:p>
      <text:p text:style-name="Standard"/>
      <text:p text:style-name="Standard"><text:s text:c="2"/>public IconIllustrator() throws Exception{</text:p>
      <text:p text:style-name="Standard"><text:s text:c="4"/>ImageIcon sableCollieIcon = new ImageIcon("sableCollie.jpg");</text:p>
      <text:p text:style-name="Standard"><text:s text:c="4"/>sableCollie = new JButton(sableCollieIcon);</text:p>
      <text:p text:style-name="Standard"><text:s text:c="4"/>iconFrame.add(sableCollie);</text:p>
      <text:p text:style-name="Standard"><text:s text:c="4"/>iconFrame.setSize(175, 150);</text:p>
      <text:p text:style-name="Standard"><text:s text:c="4"/>iconFrame.setDefaultCloseOperation(JFrame.DISPOSE_ON_CLOSE);</text:p>
      <text:p text:style-name="Standard"><text:s text:c="4"/>iconFrame.setVisible(true);</text:p>
      <text:p text:style-name="Standard"><text:s text:c="4"/></text:p>
      <text:p text:style-name="Standard"><text:s text:c="4"/>sableCollie.addActionListener(new ActionListener() {</text:p>
      <text:p text:style-name="Standard"><text:s text:c="6"/>public void actionPerformed(ActionEvent e) {</text:p>
      <text:p text:style-name="Standard"><text:s text:c="8"/>barkClip.play();</text:p>
      <text:p text:style-name="Standard"><text:s text:c="6"/>}</text:p>
      <text:p text:style-name="Standard"><text:s text:c="4"/>});</text:p>
      <text:p text:style-name="Standard"><text:s text:c="4"/></text:p>
      <text:p text:style-name="Standard"><text:s text:c="4"/>sableCollie.addMouseListener(this); <text:s text:c="31"/></text:p>
      <text:p text:style-name="Standard"><text:s text:c="2"/>}</text:p>
      <text:p text:style-name="Standard"/>
      <text:p text:style-name="Standard"><text:s text:c="2"/>public void mouseEntered(MouseEvent e) {</text:p>
      <text:p text:style-name="Standard"><text:s text:c="4"/>barkClip.play();</text:p>
      <text:p text:style-name="Standard"><text:s text:c="2"/>}</text:p>
      <text:p text:style-name="Standard"><text:s text:c="2"/></text:p>
      <text:p text:style-name="Standard"><text:s text:c="2"/>public void mouseClicked(MouseEvent e) {}</text:p>
      <text:p text:style-name="Standard"><text:s text:c="2"/>public void mouseExited(MouseEvent e) {}</text:p>
      <text:p text:style-name="Standard"><text:s text:c="2"/>public void mousePressed(MouseEvent e) {}</text:p>
      <text:p text:style-name="Standard"><text:s text:c="2"/>public void mouseReleased(MouseEvent e) {} </text:p>
      <text:p text:style-name="Standard"><text:s text:c="2"/></text:p>
      <text:p text:style-name="Standard"><text:s text:c="2"/>public static void main(String[] args) throws Exception{</text:p>
      <text:p text:style-name="Standard"><text:s text:c="4"/>new IconIllustrator();</text:p>
      <text:p text:style-name="Standard"><text:s text:c="2"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" svg:font-family="Times" style:font-family-generic="roman" style:font-pitch="variable"/>
    <style:font-face style:name="Helvetica" svg:font-family="Helvetica" style:font-family-generic="swiss" style:font-pitch="variable"/>
    <style:font-face style:name="Helvetica1" svg:font-family="Helvetic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US" style:letter-kerning="true" style:font-name-asian="Helvetica1" style:font-size-asian="10.5pt" style:language-asian="zh" style:country-asian="CN" style:font-name-complex="Helvetic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Helvetica1" style:font-size-asian="14pt" style:font-name-complex="Helvetic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ngye Liu</meta:initial-creator>
    <meta:creation-date>2011-10-27T14:49:53</meta:creation-date>
    <meta:printed-by>Jingye Liu</meta:printed-by>
    <meta:print-date>2011-10-27T15:00:11</meta:print-date>
    <meta:document-statistic meta:table-count="0" meta:image-count="0" meta:object-count="0" meta:page-count="2" meta:paragraph-count="83" meta:word-count="213" meta:character-count="2482"/>
    <dc:date>2011-10-27T15:07:27</dc:date>
    <dc:creator>Jingye Liu</dc:creator>
    <meta:editing-duration>PT2M24S</meta:editing-duration>
    <meta:editing-cycles>1</meta:editing-cycles>
    <meta:generator>LibreOffice/3.3$Unix LibreOffice_project/330m19$Build-401</meta:generator>
  </office:meta>
</office:document-meta>
</file>